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9_11-58-47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9.59960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1-29_14-23-17_000.jpg</text:p>
          </table:table-cell>
          <table:table-cell table:style-name="ce22" office:value-type="string">
            <text:p>:m 記録 / 身体 / 全身像 / 顔 / 様子 / time=夜；occasion=楽器演奏したあと（キーボード）</text:p>
          </table:table-cell>
          <table:table-cell table:style-name="ce4"/>
          <table:table-cell table:style-name="ce4"/>
          <table:table-cell table:style-name="ce4" office:value-type="string">
            <text:p>N-35-35-27.859497 E-139-34-50.423583</text:p>
          </table:table-cell>
          <table:table-cell table:style-name="ce34" table:formula="of:=IF([.E3]=&quot;&quot;;[.C3];CONCATENATE([.C3];&quot; / &quot;;[.E3]))" office:value-type="string" office:string-value=":m 記録 / 身体 / 全身像 / 顔 / 様子 / time=夜；occasion=楽器演奏したあと（キーボード）">
            <text:p>:m 記録 / 身体 / 全身像 / 顔 / 様子 / time=夜；occasion=楽器演奏したあと（キーボード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1-29_14-23-28_000.jpg</text:p>
          </table:table-cell>
          <table:table-cell table:style-name="ce17" office:value-type="string">
            <text:p>:m music / log / percussion,rythm / s.1:t.100,R=1,score+,section=①,other=symbols-listed</text:p>
          </table:table-cell>
          <table:table-cell table:style-name="ce33"/>
          <table:table-cell table:style-name="ce4"/>
          <table:table-cell table:style-name="ce4" office:value-type="string">
            <text:p>N-35-35-28.765869 E-139-34-49.434814</text:p>
          </table:table-cell>
          <table:table-cell table:style-name="ce34" table:formula="of:=IF([.E4]=&quot;&quot;;[.C4];CONCATENATE([.C4];&quot; / &quot;;[.E4]))" office:value-type="string" office:string-value=":m music / log / percussion,rythm / s.1:t.100,R=1,score+,section=①,other=symbols-listed">
            <text:p>:m music / log / percussion,rythm / s.1:t.100,R=1,score+,section=①,other=symbols-listed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29_16-56-15_000.jpg</text:p>
          </table:table-cell>
          <table:table-cell table:style-name="ce17" office:value-type="string">
            <text:p>:m RES 1*1 / free# JVEMV6 37#17.A.34_1 / 37. miscs of miscs / 17. natural-history / A. food / id=34:パクチー / topics=栄養価：ニンニクとの比較；カロチン：模式図,TH=~,w: / N+ \\\ :m RES 1*1 / free# JVEMV6 50#8_1 / 50. learn language / 8. thai</text:p>
          </table:table-cell>
          <table:table-cell table:style-name="ce17"/>
          <table:table-cell table:style-name="ce4"/>
          <table:table-cell table:style-name="ce4"/>
          <table:table-cell table:style-name="ce34" table:formula="of:=IF([.E5]=&quot;&quot;;[.C5];CONCATENATE([.C5];&quot; / &quot;;[.E5]))" office:value-type="string" office:string-value=":m RES 1*1 / free# JVEMV6 37#17.A.34_1 / 37. miscs of miscs / 17. natural-history / A. food / id=34:パクチー / topics=栄養価：ニンニクとの比較；カロチン：模式図,TH=~,w: / N+ \\\ :m RES 1*1 / free# JVEMV6 50#8_1 / 50. learn language / 8. thai">
            <text:p>:m RES 1*1 / free# JVEMV6 37#17.A.34_1 / 37. miscs of miscs / 17. natural-history / A. food / id=34:パクチー / topics=栄養価：ニンニクとの比較；カロチン：模式図,TH=~,w: / N+ \\\ :m RES 1*1 / free# JVEMV6 50#8_1 / 50. learn language / 8. thai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29_17-30-00_000.jpg</text:p>
          </table:table-cell>
          <table:table-cell table:style-name="ce17" office:value-type="string">
            <text:p>:PHOTO 記録 / 計測記録 / 抵抗値 / target=レモン：焼酎漬け,location=溶液</text:p>
          </table:table-cell>
          <table:table-cell table:style-name="ce18"/>
          <table:table-cell table:style-name="ce4"/>
          <table:table-cell table:style-name="ce4" office:value-type="string">
            <text:p>N-35-35-28.0 E-139-34-48.0</text:p>
          </table:table-cell>
          <table:table-cell table:style-name="ce34" table:formula="of:=IF([.E6]=&quot;&quot;;[.C6];CONCATENATE([.C6];&quot; / &quot;;[.E6]))" office:value-type="string" office:string-value=":PHOTO 記録 / 計測記録 / 抵抗値 / target=レモン：焼酎漬け,location=溶液">
            <text:p>:PHOTO 記録 / 計測記録 / 抵抗値 / target=レモン：焼酎漬け,location=溶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29_17-31-25_000.jpg</text:p>
          </table:table-cell>
          <table:table-cell table:style-name="ce17" office:value-type="string">
            <text:p>:PHOTO 記録 / 計測記録 / 抵抗値 / target=レモン：焼酎漬け,location=レモン本体</text:p>
          </table:table-cell>
          <table:table-cell table:style-name="ce19"/>
          <table:table-cell table:style-name="ce4"/>
          <table:table-cell table:style-name="ce4" office:value-type="string">
            <text:p>N-35-35-28.656005 E-139-34-48.995361</text:p>
          </table:table-cell>
          <table:table-cell table:style-name="ce34" table:formula="of:=IF([.E7]=&quot;&quot;;[.C7];CONCATENATE([.C7];&quot; / &quot;;[.E7]))" office:value-type="string" office:string-value=":PHOTO 記録 / 計測記録 / 抵抗値 / target=レモン：焼酎漬け,location=レモン本体">
            <text:p>:PHOTO 記録 / 計測記録 / 抵抗値 / target=レモン：焼酎漬け,location=レモン本体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29_20-49-45_000.jpg</text:p>
          </table:table-cell>
          <table:table-cell table:style-name="ce22" office:value-type="string">
            <text:p>:m :lets / action activity / やること / 「天文」という、res項目、始めよう：月と地球という系の、重心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8]=&quot;&quot;;[.C8];CONCATENATE([.C8];&quot; / &quot;;[.E8]))" office:value-type="string" office:string-value=":m :lets / action activity / やること / 「天文」という、res項目、始めよう：月と地球という系の、重心">
            <text:p>:m :lets / action activity / やること / 「天文」という、res項目、始めよう：月と地球という系の、重心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9_20-50-13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30_00-13-00_000.jpg</text:p>
          </table:table-cell>
          <table:table-cell table:style-name="ce17" office:value-type="string">
            <text:p>:PHOTO 記録 / 経過記録；作ったもの / food=焼酎漬け / material=ニンニク（加熱）；liquor=麦焼酎:50ml,time=1127-0048,container=silver-cap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（加熱）；liquor=麦焼酎:50ml,time=1127-0048,container=silver-cap">
            <text:p>:PHOTO 記録 / 経過記録；作ったもの / food=焼酎漬け / material=ニンニク（加熱）；liquor=麦焼酎:50ml,time=1127-0048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30_00-14-27_000.jpg</text:p>
          </table:table-cell>
          <table:table-cell table:style-name="ce17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30_00-14-44_000.jpg</text:p>
          </table:table-cell>
          <table:table-cell table:style-name="ce17" office:value-type="string">
            <text:p>:PHOTO 記録 / 経過記録；作ったもの / food=焼酎漬け / material=生姜；liquor=麦焼酎,time=1123-1202,container=silver-cap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1-30_01-26-59_000.jpg</text:p>
          </table:table-cell>
          <table:table-cell table:style-name="ce17" office:value-type="string">
            <text:p>:PHOTO 記録 / 計測記録 / 抵抗値 / target=クレソン：焼酎漬け,location=溶液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3]=&quot;&quot;;[.C13];CONCATENATE([.C13];&quot; / &quot;;[.E13]))" office:value-type="string" office:string-value=":PHOTO 記録 / 計測記録 / 抵抗値 / target=クレソン：焼酎漬け,location=溶液">
            <text:p>:PHOTO 記録 / 計測記録 / 抵抗値 / target=クレソン：焼酎漬け,location=溶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1-30_01-29-09_000.jpg</text:p>
          </table:table-cell>
          <table:table-cell table:style-name="ce17" office:value-type="string">
            <text:p>:PHOTO 記録 / 計測記録 / 抵抗値 / target=生姜：焼酎漬け,location=溶液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4]=&quot;&quot;;[.C14];CONCATENATE([.C14];&quot; / &quot;;[.E14]))" office:value-type="string" office:string-value=":PHOTO 記録 / 計測記録 / 抵抗値 / target=生姜：焼酎漬け,location=溶液">
            <text:p>:PHOTO 記録 / 計測記録 / 抵抗値 / target=生姜：焼酎漬け,location=溶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1-30_02-34-5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1-30_02-35-00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1-30_10-17-16_000.jpg</text:p>
          </table:table-cell>
          <table:table-cell table:style-name="ce17" office:value-type="string">
            <text:p>:m :i 1*1 / music / 記譜法 / for=kb,other=左右の手を基準にする</text:p>
          </table:table-cell>
          <table:table-cell table:style-name="ce18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17]=&quot;&quot;;[.C17];CONCATENATE([.C17];&quot; / &quot;;[.E17]))" office:value-type="string" office:string-value=":m :i 1*1 / music / 記譜法 / for=kb,other=左右の手を基準にする">
            <text:p>:m :i 1*1 / music / 記譜法 / for=kb,other=左右の手を基準にす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1-30_10-52-32_000.jpg</text:p>
          </table:table-cell>
          <table:table-cell table:style-name="ce22" office:value-type="string">
            <text:p>:m :th / 「音」は、乗り物；それに乗って、脳の中に入っていく</text:p>
          </table:table-cell>
          <table:table-cell table:style-name="ce19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4" table:formula="of:=IF([.E18]=&quot;&quot;;[.C18];CONCATENATE([.C18];&quot; / &quot;;[.E18]))" office:value-type="string" office:string-value=":m :th / 「音」は、乗り物；それに乗って、脳の中に入っていく">
            <text:p>:m :th / 「音」は、乗り物；それに乗って、脳の中に入っていく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9_11-38-12_000.mp4</text:p>
          </table:table-cell>
          <table:table-cell table:style-name="ce8" office:value-type="string">
            <text:p>:VIDEO / @自宅 / メモ / kb,keyboard / 演奏、play / k-2020-1129-1 / genr=f-rev:composition-relay-6,for=ph-N,comment=メロディーではなく、詩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宅 / メモ / kb,keyboard / 演奏、play / k-2020-1129-1 / genr=f-rev:composition-relay-6,for=ph-N,comment=メロディーではなく、詩">
            <text:p>:VIDEO / @自宅 / メモ / kb,keyboard / 演奏、play / k-2020-1129-1 / genr=f-rev:composition-relay-6,for=ph-N,comment=メロディーではなく、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9_14-16-19_000.mp4</text:p>
          </table:table-cell>
          <table:table-cell table:style-name="ce8" office:value-type="string">
            <text:p>:VIDEO / @自宅 / メモ / percussion / 演奏、play / c-2020-1129-1 / item=bottles:2,hitter=chopstick:2,pieces=1-patterns,genr=f-N,section=main,memo=~,tempo=100;130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宅 / メモ / percussion / 演奏、play / c-2020-1129-1 / item=bottles:2,hitter=chopstick:2,pieces=1-patterns,genr=f-N,section=main,memo=~,tempo=100;130">
            <text:p>:VIDEO / @自宅 / メモ / percussion / 演奏、play / c-2020-1129-1 / item=bottles:2,hitter=chopstick:2,pieces=1-patterns,genr=f-N,section=main,memo=~,tempo=100;13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9_17-07-25_000.mp4</text:p>
          </table:table-cell>
          <table:table-cell table:style-name="ce8" office:value-type="string">
            <text:p>:VIDEO / @自宅 / メモ / kb,keyboard / 演奏、play / k-2020-1129-2.1 / genr=f-rev:composition-relay-6,for=ph-N,comment=~,code=Fm;Gm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宅 / メモ / kb,keyboard / 演奏、play / k-2020-1129-2.1 / genr=f-rev:composition-relay-6,for=ph-N,comment=~,code=Fm;Gm">
            <text:p>:VIDEO / @自宅 / メモ / kb,keyboard / 演奏、play / k-2020-1129-2.1 / genr=f-rev:composition-relay-6,for=ph-N,comment=~,code=Fm;G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9_18-33-02_000.mp4</text:p>
          </table:table-cell>
          <table:table-cell table:style-name="ce8" office:value-type="string">
            <text:p>:VIDEO / @自室 / 記録 / jap.flute-bamboo / 演奏、play / b-2020-1129-1 / genr=tips:how-to-blow:h-3--&gt;4,other=h-4は、横長；h-3は、縦長,R=1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IDEO / @自室 / 記録 / jap.flute-bamboo / 演奏、play / b-2020-1129-1 / genr=tips:how-to-blow:h-3--&gt;4,other=h-4は、横長；h-3は、縦長,R=1">
            <text:p>:VIDEO / @自室 / 記録 / jap.flute-bamboo / 演奏、play / b-2020-1129-1 / genr=tips:how-to-blow:h-3--&gt;4,other=h-4は、横長；h-3は、縦長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9_18-59-28_000.mp4</text:p>
          </table:table-cell>
          <table:table-cell table:style-name="ce8" office:value-type="string">
            <text:p>:VIDEO / @自室 / 記録 / jap.flute / 演奏、play / f-2020-1129-1 / genr=tips:how-to-blow:h-1;h-2:form-of-lips,other=デモ演奏,R=1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IDEO / @自室 / 記録 / jap.flute / 演奏、play / f-2020-1129-1 / genr=tips:how-to-blow:h-1;h-2:form-of-lips,other=デモ演奏,R=1">
            <text:p>:VIDEO / @自室 / 記録 / jap.flute / 演奏、play / f-2020-1129-1 / genr=tips:how-to-blow:h-1;h-2:form-of-lips,other=デモ演奏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9_22-21-28_000.mid</text:p>
          </table:table-cell>
          <table:table-cell table:style-name="ce8" office:value-type="string">
            <text:p>:in-mid / app=perfect-piano / 演奏、play / id-2020-1129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in-mid / app=perfect-piano / 演奏、play / id-2020-1129-1 / category=melody,inst=~,for=~,genre=~">
            <text:p>:in-mid / app=perfect-piano / 演奏、play / id-2020-1129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2020/11/30</text:date>, <text:time>15:4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30T15:45:57.04</dc:date>
    <dc:creator>iwabuchi ken</dc:creator>
    <meta:editing-duration>P28DT18H34M35S</meta:editing-duration>
    <meta:editing-cycles>10717</meta:editing-cycles>
    <meta:document-statistic meta:table-count="1" meta:cell-count="477" meta:object-count="0"/>
  </office:meta>
</office:document-meta>
</file>